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automatic-styles>
    <style:style style:name="P1" style:family="paragraph" style:parent-style-name="Standard">
      <style:text-properties officeooo:rsid="00123afc" officeooo:paragraph-rsid="00123afc"/>
    </style:style>
    <style:style style:name="P2" style:family="paragraph" style:parent-style-name="Standard">
      <style:text-properties officeooo:paragraph-rsid="00123afc"/>
    </style:style>
    <style:style style:name="P3" style:family="paragraph" style:parent-style-name="Standard">
      <style:text-properties officeooo:paragraph-rsid="00132772"/>
    </style:style>
    <style:style style:name="P4" style:family="paragraph" style:parent-style-name="Standard">
      <style:text-properties officeooo:rsid="0014a363" officeooo:paragraph-rsid="0014a363"/>
    </style:style>
    <style:style style:name="P5" style:family="paragraph" style:parent-style-name="Standard">
      <style:text-properties officeooo:paragraph-rsid="001681c8"/>
    </style:style>
    <style:style style:name="P6" style:family="paragraph" style:parent-style-name="Standard">
      <style:text-properties officeooo:paragraph-rsid="0018442a"/>
    </style:style>
    <style:style style:name="T1" style:family="text">
      <style:text-properties officeooo:rsid="00123afc"/>
    </style:style>
    <style:style style:name="T2" style:family="text">
      <style:text-properties style:font-name="monospace" officeooo:rsid="00123afc"/>
    </style:style>
    <style:style style:name="T3" style:family="text">
      <style:text-properties style:font-name="Liberation Serif"/>
    </style:style>
    <style:style style:name="T4" style:family="text">
      <style:text-properties officeooo:rsid="00132772"/>
    </style:style>
    <style:style style:name="T5" style:family="text">
      <style:text-properties officeooo:rsid="0014a363"/>
    </style:style>
    <style:style style:name="T6" style:family="text">
      <style:text-properties officeooo:rsid="001681c8"/>
    </style:style>
    <style:style style:name="T7" style:family="text">
      <style:text-properties officeooo:rsid="0018442a"/>
    </style:style>
    <style:style style:name="T8" style:family="text">
      <style:text-properties officeooo:rsid="001a0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ычным способом ра,отать с миграциями через Package Manager в Visual Studio 2020 в Линуксе, где только VSCode, не получится. Только через командную строку.</text:p>
      <text:p text:style-name="P1"/>
      <text:p text:style-name="P1">Для этого чтобы развернуть Entity Framework в VSCode и Линукс:</text:p>
      <text:p text:style-name="P1">- должен быть установлен Net Framework 7</text:p>
      <text:p text:style-name="P1"/>
      <text:p text:style-name="P1">- устанавливаем dotnet-ef командой:</text:p>
      <text:p text:style-name="P3">dotnet tool install --global dotnet-ef --version 7.0.14</text:p>
      <text:p text:style-name="P3"><text:span text:style-name="T2"><text:line-break/></text:span>- <text:span text:style-name="T1">делаем новую миграцию:</text:span></text:p>
      <text:p text:style-name="P2">dotnet ef migratio<text:span text:style-name="T1">ns add </text:span>init <text:s text:c="2"/>← «<text:span text:style-name="T4">init» здесь — произвольное наименование миграции</text:span></text:p>
      <text:p text:style-name="P2"/>
      <text:p text:style-name="P2">- <text:span text:style-name="T5">если миграция неудачная — отменяем ее</text:span></text:p>
      <text:p text:style-name="P4">dotnet ef migrations remove</text:p>
      <text:p text:style-name="P4"/>
      <text:p text:style-name="P4">Эта команда отменяет ПОСЛЕДНЮЮ миграцию.</text:p>
      <text:p text:style-name="P4">Важно — должна быть доступна база данных, с которой работаем. Также, нельзя ручками удалять созданные миграцией файлы, иначе не получится откатить сриншот модели в исходное состояние.</text:p>
      <text:p text:style-name="P4"/>
      <text:p text:style-name="P4"/>
      <text:p text:style-name="P2">- <text:span text:style-name="T1">обновляем БД:</text:span></text:p>
      <text:p text:style-name="Standard"><text:span text:style-name="Source_20_Text"><text:span text:style-name="T3">dotnet ef database update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5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3T15:01:46.839352381</dc:date>
    <meta:editing-duration>PT4H44M53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115" meta:character-count="785" meta:non-whitespace-character-count="679"/>
  </office:meta>
</office:document-meta>
</file>